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2484in"/>
    </style:style>
    <style:style style:name="co28" style:family="table-column">
      <style:table-column-properties fo:break-before="auto" style:column-width="1.148in"/>
    </style:style>
    <style:style style:name="co29" style:family="table-column">
      <style:table-column-properties fo:break-before="auto" style:column-width="2.2563in"/>
    </style:style>
    <style:style style:name="co30" style:family="table-column">
      <style:table-column-properties fo:break-before="auto" style:column-width="1.4299in"/>
    </style:style>
    <style:style style:name="co31" style:family="table-column">
      <style:table-column-properties fo:break-before="auto" style:column-width="1.7827in"/>
    </style:style>
    <style:style style:name="co32" style:family="table-column">
      <style:table-column-properties fo:break-before="auto" style:column-width="1.5409in"/>
    </style:style>
    <style:style style:name="co33" style:family="table-column">
      <style:table-column-properties fo:break-before="auto" style:column-width="2.1654in"/>
    </style:style>
    <style:style style:name="co34" style:family="table-column">
      <style:table-column-properties fo:break-before="auto" style:column-width="1.8736in"/>
    </style:style>
    <style:style style:name="co35" style:family="table-column">
      <style:table-column-properties fo:break-before="auto" style:column-width="1.3626in"/>
    </style:style>
    <style:style style:name="co36" style:family="table-column">
      <style:table-column-properties fo:break-before="auto" style:column-width="0.6339in"/>
    </style:style>
    <style:style style:name="co37" style:family="table-column">
      <style:table-column-properties fo:break-before="auto" style:column-width="1.8134in"/>
    </style:style>
    <style:style style:name="co38" style:family="table-column">
      <style:table-column-properties fo:break-before="auto" style:column-width="1.2083in"/>
    </style:style>
    <style:style style:name="co39" style:family="table-column">
      <style:table-column-properties fo:break-before="auto" style:column-width="0.8909in"/>
    </style:style>
    <style:style style:name="co40" style:family="table-column">
      <style:table-column-properties fo:break-before="auto" style:column-width="2.6736in"/>
    </style:style>
    <style:style style:name="co41" style:family="table-column">
      <style:table-column-properties fo:break-before="auto" style:column-width="0.9102in"/>
    </style:style>
    <style:style style:name="co42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3.1299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3.2854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3528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3209in" fo:break-before="auto" style:use-optimal-row-height="false"/>
    </style:style>
    <style:style style:name="ro29" style:family="table-row">
      <style:table-row-properties style:row-height="0.4555in" fo:break-before="auto" style:use-optimal-row-height="true"/>
    </style:style>
    <style:style style:name="ro30" style:family="table-row">
      <style:table-row-properties style:row-height="0.5492in" fo:break-before="auto" style:use-optimal-row-height="false"/>
    </style:style>
    <style:style style:name="ro31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ext-properties fo:font-size="9pt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Default">
      <style:table-cell-properties style:vertical-align="top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77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178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179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180" style:family="table-cell" style:parent-style-name="Default">
      <style:table-cell-properties fo:wrap-option="wrap" style:vertical-align="top"/>
      <style:text-properties style:font-name="Arial1" fo:font-size="10pt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3" style:family="table-cell" style:parent-style-name="Default">
      <style:table-cell-properties fo:wrap-option="wrap"/>
      <style:text-properties style:font-name="Arial1" fo:font-size="10pt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000080"/>
      <style:text-properties fo:color="#ffffff" fo:font-size="12pt" fo:font-weight="bold"/>
    </style:style>
    <style:style style:name="ce20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4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09" style:family="table-cell" style:parent-style-name="Default">
      <style:table-cell-properties fo:background-color="transparent"/>
    </style:style>
    <style:style style:name="ce2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Arial" fo:language="en" fo:country="US" style:font-name-asian="Tahoma1" style:font-name-complex="Tahoma2" style:font-size-complex="11pt"/>
    </style:style>
    <style:style style:name="T6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8" style:family="text">
      <style:text-properties style:font-name-asian="DejaVu Sans" style:font-name-complex="DejaVu Sans"/>
    </style:style>
    <style:style style:name="T9" style:family="text">
      <style:text-properties style:font-name="Liberation Sans" style:font-name-asian="DejaVu Sans" style:font-name-complex="Lohit Hindi"/>
    </style:style>
    <style:style style:name="T10" style:family="text">
      <style:text-properties style:font-name-asian="Arial" style:font-name-complex="Tahoma"/>
    </style:style>
    <style:style style:name="T11" style:family="text">
      <style:text-properties style:font-name-asian="Arial" style:font-size-asian="9pt" style:font-name-complex="Tahoma" style:font-size-complex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#REF!.F47]" office:value-type="float" office:value="0">
            <text:p>#REF!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CCP-628</text:span></text:p>
            <text:p><text:span text:style-name="T4">ECM-5529 (1.6.8)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 table:number-columns-repeated="2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8" office:value-type="string">
            <text:p>Priority</text:p>
          </table:covered-table-cell>
          <table:covered-table-cell table:style-name="ce58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8"/>
          <table:covered-table-cell table:style-name="ce58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3"/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" table:number-rows-repeated="10">
          <table:table-cell table:style-name="ce53" table:number-columns-repeated="3"/>
          <table:table-cell table:style-name="ce63" table:number-columns-repeated="253"/>
          <table:table-cell table:style-name="ce55" table:number-columns-repeated="768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8" table:number-columns-repeated="245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71])" office:value-type="float" office:value="1" table:number-columns-spanned="3" table:number-rows-spanned="1">
            <text:p>1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2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8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2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5">
          <table:table-cell table:style-name="ce67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79" office:value-type="float" office:value="1">
            <text:p>001</text:p>
          </table:table-cell>
          <table:table-cell table:style-name="ce83" table:formula="of:=[.B7]" office:value-type="string" office:string-value="REG_AIO161_ECM_001">
            <text:p>REG_AIO161_ECM_001</text:p>
          </table:table-cell>
          <table:table-cell table:style-name="ce84" office:value-type="string">
            <text:p>Problem with the import of the version history for a node type nt: file</text:p>
          </table:table-cell>
          <table:table-cell table:style-name="ce69" office:value-type="string">
            <text:p>Step 1: Add Admin view </text:p>
          </table:table-cell>
          <table:table-cell table:style-name="ce6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6">
          <table:table-cell table:style-name="ce67"/>
          <table:table-cell table:style-name="ce48" office:value-type="string">
            <text:p>REG_AIO161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f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2: Create nt:file</text:p>
          </table:table-cell>
          <table:table-cell table:style-name="ce6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8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3: Add version for added document</text:p>
          </table:table-cell>
          <table:table-cell table:style-name="ce6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9" office:value-type="string">
            <text:p>There's Version 1 as based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5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4: Export node</text:p>
          </table:table-cell>
          <table:table-cell table:style-name="ce6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9" office:value-type="string">
            <text:p>Export action is done, 2 files are expor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8">
          <table:table-cell table:style-name="ce6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5: Delete node</text:p>
          </table:table-cell>
          <table:table-cell table:style-name="ce69" office:value-type="string">
            <text:p>Delete added nt:File</text:p>
          </table:table-cell>
          <table:table-cell table:style-name="ce69" office:value-type="string">
            <text:p>Node is deleted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93"/>
          <table:table-cell table:number-columns-repeated="244"/>
        </table:table-row>
        <table:table-row table:style-name="ro18">
          <table:table-cell table:style-name="ce6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9" office:value-type="string">
            <text:p>Step 6: Import node</text:p>
          </table:table-cell>
          <table:table-cell table:style-name="ce6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9" office:value-type="string">
            <text:p>Import node successfully with its version</text:p>
          </table:table-cell>
          <table:table-cell table:style-name="ce69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6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number-columns-repeated="244"/>
        </table:table-row>
        <table:table-row table:style-name="ro1" table:number-rows-repeated="18">
          <table:table-cell table:style-name="ce69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9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9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6" table:number-columns-repeated="245" table:default-cell-style-name="Default"/>
        <table:table-column table:style-name="co8" table:number-columns-repeated="768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2" office:value-type="string">
            <text:p>Total Main Cases:</text:p>
          </table:table-cell>
          <table:table-cell table:style-name="ce77" table:formula="of:=MAX([.A7:.A861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878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790"/>
        </table:table-row>
        <table:table-row table:style-name="ro1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 table:number-columns-repeated="769"/>
        </table:table-row>
        <table:table-row table:style-name="ro19">
          <table:table-cell table:style-name="ce68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79" office:value-type="float" office:value="1">
            <text:p>001</text:p>
          </table:table-cell>
          <table:table-cell table:style-name="ce83" table:formula="of:=[.B7]" office:value-type="string" office:string-value="REG_AIO165_ECM_001">
            <text:p>REG_AIO165_ECM_001</text:p>
          </table:table-cell>
          <table:table-cell table:style-name="ce84" office:value-type="string">
            <text:p>Search by name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9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3" table:formula="of:=[.B8]" office:value-type="string" office:string-value="REG_AIO165_ECM_001">
            <text:p>REG_AIO165_ECM_001</text:p>
          </table:table-cell>
          <table:table-cell table:style-name="ce69" office:value-type="string">
            <text:p>Search by name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9">
          <table:table-cell table:style-name="ce6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3" table:formula="of:=[.B9]" office:value-type="string" office:string-value="REG_AIO165_ECM_001">
            <text:p>REG_AIO165_ECM_001</text:p>
          </table:table-cell>
          <table:table-cell table:style-name="ce84" office:value-type="string">
            <text:p>Search by content using simple search in Site Explorer</text:p>
          </table:table-cell>
          <table:table-cell table:style-name="ce69" office:value-type="string">
            <text:p>Step 1: Create document to search</text:p>
          </table:table-cell>
          <table:table-cell table:style-name="ce69" office:value-type="string">
            <text:p>- Go to Site Explorer</text:p>
            <text:p>- Choose a drive and Create New Document.</text:p>
          </table:table-cell>
          <table:table-cell table:style-name="ce69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3" table:formula="of:=[.B10]" office:value-type="string" office:string-value="REG_AIO165_ECM_001">
            <text:p>REG_AIO165_ECM_001</text:p>
          </table:table-cell>
          <table:table-cell table:style-name="ce69" office:value-type="string">
            <text:p>Search by content using simple search in Site Explorer</text:p>
          </table:table-cell>
          <table:table-cell table:style-name="ce69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9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20">
          <table:table-cell table:style-name="ce6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79" office:value-type="float" office:value="1">
            <text:p>001</text:p>
          </table:table-cell>
          <table:table-cell table:style-name="ce83" table:formula="of:=[.B11]" office:value-type="string" office:string-value="REG_AIO165_ECM_002">
            <text:p>REG_AIO165_ECM_002</text:p>
          </table:table-cell>
          <table:table-cell table:style-name="ce84" office:value-type="string">
            <text:p>Check deleting taxonomy tree from Site Explorer</text:p>
          </table:table-cell>
          <table:table-cell table:style-name="ce69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5">- Click on next to add permission to this taxonomy,select any and add all the </text:span><text:span text:style-name="T5">permissions(read,remove...)</text:span></text:p>
            <text:p><text:span text:style-name="T5">- Click on save and then next to add an action to a taxonomy(type the name and select </text:span><text:span text:style-name="T5">collaboration as Target workspace and /sites content/live/acme/categories as Target path) and </text:span><text:span text:style-name="T5">then click on 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6">CCP-331</text:span></text:p>
          </table:table-cell>
          <table:table-cell/>
          <table:table-cell table:style-name="ce93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21">
          <table:table-cell table:style-name="ce6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3" table:formula="of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69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6">CCP-331</text:span></text:p>
          </table:table-cell>
          <table:table-cell table:style-name="ce93" office:value-type="string">
            <text:p>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79" office:value-type="float" office:value="1">
            <text:p>001</text:p>
          </table:table-cell>
          <table:table-cell table:style-name="ce83" table:formula="of:=[.B13]" office:value-type="string" office:string-value="REG_AIO165_ECM_003">
            <text:p>REG_AIO165_ECM_003</text:p>
          </table:table-cell>
          <table:table-cell table:style-name="ce84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6">
          <table:table-cell table:style-name="ce6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3" table:formula="of:=[.B14]" office:value-type="string" office:string-value="REG_AIO165_ECM_003">
            <text:p>REG_AIO165_ECM_003</text:p>
          </table:table-cell>
          <table:table-cell table:style-name="ce69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9">
          <table:table-cell table:style-name="ce6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3" table:formula="of:=[.B15]" office:value-type="string" office:string-value="REG_AIO165_ECM_003">
            <text:p>REG_AIO165_ECM_003</text:p>
          </table:table-cell>
          <table:table-cell table:style-name="ce84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2">
          <table:table-cell table:style-name="ce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3" table:formula="of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9">
          <table:table-cell table:style-name="ce6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3" table:formula="of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/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3">
          <table:table-cell table:style-name="ce6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3" table:formula="of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7">CCP-393</text:span>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1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">
          <table:table-cell table:style-name="ce99" table:number-columns-repeated="2"/>
          <table:table-cell table:style-name="ce79"/>
          <table:table-cell table:style-name="ce99" table:number-columns-repeated="5"/>
          <table:table-cell table:style-name="ce59"/>
          <table:table-cell table:style-name="ce99" table:number-columns-repeated="247"/>
          <table:table-cell table:style-name="ce172" table:number-columns-repeated="768"/>
        </table:table-row>
        <table:table-row table:style-name="ro1" table:number-rows-repeated="36">
          <table:table-cell table:style-name="ce99" table:number-columns-repeated="8"/>
          <table:table-cell table:style-name="ce59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59"/>
          <table:table-cell table:style-name="ce151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5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3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8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8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8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8" table:number-columns-repeated="3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8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8" table:number-columns-repeated="2"/>
          <table:table-cell table:style-name="ce82" table:number-columns-repeated="5"/>
          <table:table-cell table:style-name="ce89"/>
          <table:table-cell table:style-name="ce78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" table:default-cell-style-name="Default"/>
        <table:table-column table:style-name="co31" table:default-cell-style-name="Default"/>
        <table:table-column table:style-name="co8" table:number-columns-repeated="244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5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5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5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35])" office:value-type="float" office:value="5" table:number-columns-spanned="3" table:number-rows-spanned="1">
            <text:p>5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5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52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8">
          <table:table-cell table:style-name="ce68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79" office:value-type="float" office:value="1">
            <text:p>001</text:p>
          </table:table-cell>
          <table:table-cell table:style-name="ce173" table:formula="of:=[.B7]" office:value-type="string" office:string-value="REG_AIO166_ECM_001">
            <text:p>REG_AIO166_ECM_001</text:p>
          </table:table-cell>
          <table:table-cell table:style-name="ce173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16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9">
          <table:table-cell table:style-name="ce6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79" office:value-type="float" office:value="1">
            <text:p>001</text:p>
          </table:table-cell>
          <table:table-cell table:style-name="ce57" table:formula="of:=[.B9]" office:value-type="string" office:string-value="REG_AIO166_ECM_002">
            <text:p>REG_AIO166_ECM_002</text:p>
          </table:table-cell>
          <table:table-cell table:style-name="ce173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9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19">
          <table:table-cell table:style-name="ce6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79" office:value-type="float" office:value="1">
            <text:p>001</text:p>
          </table:table-cell>
          <table:table-cell table:style-name="ce173" table:formula="of:=[.B12]" office:value-type="string" office:string-value="REG_AIO166_ECM_003">
            <text:p>REG_AIO166_ECM_003</text:p>
          </table:table-cell>
          <table:table-cell table:style-name="ce173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3">
          <table:table-cell table:style-name="ce6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f:=[.B17]" office:value-type="string" office:string-value="REG_AIO166_ECM_004">
            <text:p>REG_AIO166_ECM_004</text:p>
          </table:table-cell>
          <table:table-cell table:style-name="ce173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79" office:value-type="float" office:value="1">
            <text:p>001</text:p>
          </table:table-cell>
          <table:table-cell table:style-name="ce57" table:formula="of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9">
          <table:table-cell table:style-name="ce6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79" office:value-type="float" office:value="1">
            <text:p>001</text:p>
          </table:table-cell>
          <table:table-cell table:style-name="ce173" table:formula="of:=[.B19]" office:value-type="string" office:string-value="REG_AIO166_ECM_005">
            <text:p>REG_AIO166_ECM_005</text:p>
          </table:table-cell>
          <table:table-cell table:style-name="ce173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68"/>
          <table:table-cell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9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2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54])" office:value-type="float" office:value="16" table:number-columns-spanned="3" table:number-rows-spanned="1">
            <text:p>16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21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71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21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6">
          <table:table-cell table:style-name="ce68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79" office:value-type="float" office:value="1">
            <text:p>001</text:p>
          </table:table-cell>
          <table:table-cell table:style-name="ce173" table:formula="of:=[.B7]" office:value-type="string" office:string-value="REG_AIO167_ECM_001">
            <text:p>REG_AIO167_ECM_001</text:p>
          </table:table-cell>
          <table:table-cell table:style-name="ce173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15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6">
          <table:table-cell table:style-name="ce6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79" office:value-type="float" office:value="1">
            <text:p>001</text:p>
          </table:table-cell>
          <table:table-cell table:style-name="ce57" table:formula="of:=[.B12]" office:value-type="string" office:string-value="REG_AIO167_ECM_002">
            <text:p>REG_AIO167_ECM_002</text:p>
          </table:table-cell>
          <table:table-cell table:style-name="ce173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7">
          <table:table-cell table:style-name="ce6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6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8" office:value-type="string">
            <text:p>REG_AIO167_ECM_003</text:p>
          </table:table-cell>
          <table:table-cell table:style-name="ce174" office:value-type="float" office:value="1">
            <text:p>001</text:p>
          </table:table-cell>
          <table:table-cell table:style-name="ce173" table:formula="of:=[.B18]" office:value-type="string" office:string-value="REG_AIO167_ECM_003">
            <text:p>REG_AIO167_ECM_003</text:p>
          </table:table-cell>
          <table:table-cell table:style-name="ce173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1">
          <table:table-cell table:style-name="ce6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4">
          <table:table-cell table:style-name="ce68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48" office:value-type="string">
            <text:p>REG_AIO167_ECM_004</text:p>
          </table:table-cell>
          <table:table-cell table:style-name="ce79" office:value-type="float" office:value="1">
            <text:p>001</text:p>
          </table:table-cell>
          <table:table-cell table:style-name="ce57" table:formula="of:=[.B22]" office:value-type="string" office:string-value="REG_AIO167_ECM_004">
            <text:p>REG_AIO167_ECM_004</text:p>
          </table:table-cell>
          <table:table-cell table:style-name="ce173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4">
          <table:table-cell table:style-name="ce6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8" office:value-type="string">
            <text:p>REG_AIO167_ECM_0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f:=[.B23]" office:value-type="string" office:string-value="REG_AIO167_ECM_004">
            <text:p>REG_AIO167_ECM_004</text:p>
          </table:table-cell>
          <table:table-cell table:style-name="ce173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1">
          <table:table-cell table:style-name="ce68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AIO167_ECM_005</text:p>
          </table:table-cell>
          <table:table-cell table:style-name="ce79" office:value-type="float" office:value="1">
            <text:p>001</text:p>
          </table:table-cell>
          <table:table-cell table:style-name="ce57" table:formula="of:=[.B24]" office:value-type="string" office:string-value="REG_AIO167_ECM_005">
            <text:p>REG_AIO167_ECM_005</text:p>
          </table:table-cell>
          <table:table-cell table:style-name="ce173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8">ECM-5519</text:span></text:p>
            <text:p><text:span text:style-name="T8">CCP-532</text:span>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7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f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8">ECM-5519</text:span></text:p>
            <text:p><text:span text:style-name="T8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6">
          <table:table-cell table:style-name="ce68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AIO167_ECM_006</text:p>
          </table:table-cell>
          <table:table-cell table:style-name="ce79" office:value-type="float" office:value="1">
            <text:p>001</text:p>
          </table:table-cell>
          <table:table-cell table:style-name="ce57" table:formula="of:=[.B26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8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REG_AIO167_ECM_006</text:p>
          </table:table-cell>
          <table:table-cell table:style-name="ce7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[.B37]" office:value-type="string" office:string-value="REG_AIO167_ECM_006">
            <text:p>REG_AIO167_ECM_006</text:p>
          </table:table-cell>
          <table:table-cell table:style-name="ce173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6">
          <table:table-cell table:style-name="ce6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7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f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9">
          <table:table-cell table:style-name="ce68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48" office:value-type="string">
            <text:p>REG_AIO167_ECM_007</text:p>
          </table:table-cell>
          <table:table-cell table:style-name="ce79" office:value-type="float" office:value="1">
            <text:p>001</text:p>
          </table:table-cell>
          <table:table-cell table:style-name="ce57" table:formula="of:=[.B48]" office:value-type="string" office:string-value="REG_AIO167_ECM_007">
            <text:p>REG_AIO167_ECM_007</text:p>
          </table:table-cell>
          <table:table-cell table:style-name="ce173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8">
          <table:table-cell table:style-name="ce6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6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9">
          <table:table-cell table:style-name="ce6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3">
          <table:table-cell table:style-name="ce6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7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9">
          <table:table-cell table:style-name="ce68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48" office:value-type="string">
            <text:p>REG_AIO167_ECM_008</text:p>
          </table:table-cell>
          <table:table-cell table:style-name="ce79" office:value-type="float" office:value="1">
            <text:p>001</text:p>
          </table:table-cell>
          <table:table-cell table:style-name="ce57" table:formula="of:=[.B53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6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4">
          <table:table-cell table:style-name="ce6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8">
          <table:table-cell table:style-name="ce6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3">
          <table:table-cell table:style-name="ce6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f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9">
          <table:table-cell table:style-name="ce68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REG_AIO167_ECM_008</text:p>
          </table:table-cell>
          <table:table-cell table:style-name="ce7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7_ECM_008">
            <text:p>REG_AIO167_ECM_008</text:p>
          </table:table-cell>
          <table:table-cell table:style-name="ce173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4">
          <table:table-cell table:style-name="ce6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8">
          <table:table-cell table:style-name="ce6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6">
          <table:table-cell table:style-name="ce6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79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f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9">
          <table:table-cell table:style-name="ce68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48" office:value-type="string">
            <text:p>REG_AIO167_ECM_009</text:p>
          </table:table-cell>
          <table:table-cell table:style-name="ce79" office:value-type="float" office:value="1">
            <text:p>001</text:p>
          </table:table-cell>
          <table:table-cell table:style-name="ce57" table:formula="of:=[.B62]" office:value-type="string" office:string-value="REG_AIO167_ECM_009">
            <text:p>REG_AIO167_ECM_009</text:p>
          </table:table-cell>
          <table:table-cell table:style-name="ce173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9">
          <table:table-cell table:style-name="ce6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7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f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9">
          <table:table-cell table:style-name="ce68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48" office:value-type="string">
            <text:p>REG_AIO167_ECM_010</text:p>
          </table:table-cell>
          <table:table-cell table:style-name="ce79" office:value-type="float" office:value="1">
            <text:p>001</text:p>
          </table:table-cell>
          <table:table-cell table:style-name="ce57" table:formula="of:=[.B64]" office:value-type="string" office:string-value="REG_AIO167_ECM_010">
            <text:p>REG_AIO167_ECM_010</text:p>
          </table:table-cell>
          <table:table-cell table:style-name="ce173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23">
          <table:table-cell table:style-name="ce6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6">
          <table:table-cell table:style-name="ce6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7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f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16">
          <table:table-cell table:style-name="ce68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48" office:value-type="string">
            <text:p>REG_AIO167_ECM_011</text:p>
          </table:table-cell>
          <table:table-cell table:style-name="ce79" office:value-type="float" office:value="1">
            <text:p>001</text:p>
          </table:table-cell>
          <table:table-cell table:style-name="ce57" table:formula="of:=[.B67]" office:value-type="string" office:string-value="REG_AIO167_ECM_011">
            <text:p>REG_AIO167_ECM_011</text:p>
          </table:table-cell>
          <table:table-cell table:style-name="ce173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1">
          <table:table-cell table:style-name="ce6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7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f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9">
          <table:table-cell table:style-name="ce68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48" office:value-type="string">
            <text:p>REG_AIO167_ECM_012</text:p>
          </table:table-cell>
          <table:table-cell table:style-name="ce79" office:value-type="float" office:value="1">
            <text:p>001</text:p>
          </table:table-cell>
          <table:table-cell table:style-name="ce57" table:formula="of:=[.B69]" office:value-type="string" office:string-value="REG_AIO167_ECM_012">
            <text:p>REG_AIO167_ECM_012</text:p>
          </table:table-cell>
          <table:table-cell table:style-name="ce173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6">
          <table:table-cell table:style-name="ce6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f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9">
          <table:table-cell table:style-name="ce68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REG_AIO167_ECM_012</text:p>
          </table:table-cell>
          <table:table-cell table:style-name="ce79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[.B71]" office:value-type="string" office:string-value="REG_AIO167_ECM_012">
            <text:p>REG_AIO167_ECM_012</text:p>
          </table:table-cell>
          <table:table-cell table:style-name="ce173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6">
          <table:table-cell table:style-name="ce6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79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f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2">
          <table:table-cell/>
          <table:table-cell table:style-name="ce70" office:value-type="string">
            <text:p>TEST CASES</text:p>
          </table:table-cell>
          <table:table-cell table:style-name="ce74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56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1"/>
          <table:table-cell table:style-name="ce75"/>
          <table:table-cell table:style-name="ce80" table:number-columns-repeated="2"/>
          <table:table-cell/>
          <table:table-cell table:style-name="ce80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56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3">
          <table:table-cell/>
          <table:table-cell table:style-name="ce72" office:value-type="string">
            <text:p>Function List:</text:p>
          </table:table-cell>
          <table:table-cell table:style-name="ce76" office:value-type="string" table:number-columns-spanned="3" table:number-rows-spanned="1">
            <text:p>Bugs on DMS 2.5.x for regression test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56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77" table:formula="of:=MAX([.A7:.A939])" office:value-type="float" office:value="18" table:number-columns-spanned="3" table:number-rows-spanned="1">
            <text:p>18</text:p>
          </table:table-cell>
          <table:covered-table-cell table:style-name="ce81"/>
          <table:covered-table-cell table:style-name="ce77"/>
          <table:table-cell/>
          <table:table-cell table:style-name="ce85"/>
          <table:table-cell table:style-name="ce86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56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8" table:number-columns-repeated="4"/>
          <table:table-cell table:number-columns-repeated="790"/>
        </table:table-row>
        <table:table-row table:style-name="ro12">
          <table:table-cell/>
          <table:table-cell table:style-name="ce73"/>
          <table:table-cell table:style-name="ce78"/>
          <table:table-cell table:style-name="ce82" table:number-columns-repeated="2"/>
          <table:table-cell table:style-name="ce82" office:value-type="string">
            <text:p><text:s/></text:p>
          </table:table-cell>
          <table:table-cell table:style-name="ce82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56];[.$L5])" office:value-type="float" office:value="0">
            <text:p>0</text:p>
          </table:table-cell>
          <table:table-cell table:style-name="ce91" table:number-columns-repeated="2"/>
          <table:table-cell table:style-name="ce78" table:number-columns-repeated="219"/>
          <table:table-cell table:number-columns-repeated="790"/>
        </table:table-row>
        <table:table-row table:style-name="ro14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 table:number-columns-repeated="769"/>
        </table:table-row>
        <table:table-row table:style-name="ro21">
          <table:table-cell table:style-name="ce175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77" office:value-type="float" office:value="1">
            <text:p>001</text:p>
          </table:table-cell>
          <table:table-cell table:style-name="ce57" table:formula="of:=[.B7]" office:value-type="string" office:string-value="REG_AIO168_ECM_001">
            <text:p>REG_AIO168_ECM_001</text:p>
          </table:table-cell>
          <table:table-cell table:style-name="ce178" office:value-type="string">
            <text:p>Check Copy URL to clipboard in Firefox with file containing a character like '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180" office:value-type="string">
            <text:p>File is uploa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453</text:p>
            <text:p>CCP-404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8_ECM_001">
            <text:p>REG_AIO168_ECM_001</text:p>
          </table:table-cell>
          <table:table-cell table:style-name="ce179" office:value-type="string">
            <text:p>Check Copy URL to clipboard in Firefox with file containing a character like '</text:p>
          </table:table-cell>
          <table:table-cell table:style-name="ce180" office:value-type="string">
            <text:p>Step 2: Copy to clipboard</text:p>
          </table:table-cell>
          <table:table-cell table:style-name="ce180" office:value-type="string">
            <text:p>- Right click on uploaded file and select Copy URL to clipboard then Paste somewhere can be put text</text:p>
          </table:table-cell>
          <table:table-cell table:style-name="ce180" office:value-type="string">
            <text:p>URL to the uploaded file is past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453</text:p>
            <text:p>CCP-404</text:p>
          </table:table-cell>
          <table:table-cell table:style-name="ce183" office:value-type="string">
            <text:p>No URL is pasted</text:p>
          </table:table-cell>
          <table:table-cell table:style-name="ce183" table:number-columns-repeated="1013"/>
        </table:table-row>
        <table:table-row table:style-name="ro19">
          <table:table-cell table:style-name="ce17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77" office:value-type="float" office:value="1">
            <text:p>001</text:p>
          </table:table-cell>
          <table:table-cell table:style-name="ce57" table:formula="of:=[.B9]" office:value-type="string" office:string-value="REG_AIO168_ECM_002">
            <text:p>REG_AIO168_ECM_002</text:p>
          </table:table-cell>
          <table:table-cell table:style-name="ce178" office:value-type="string">
            <text:p>Check SendmailAction with remove lifecycle</text:p>
          </table:table-cell>
          <table:table-cell table:style-name="ce180" office:value-type="string">
            <text:p>Step 1: Add admin view</text:p>
          </table:table-cell>
          <table:table-cell table:style-name="ce180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180" office:value-type="string">
            <text:p>Admin view is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1014"/>
        </table:table-row>
        <table:table-row table:style-name="ro16">
          <table:table-cell table:style-name="ce17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2: Add action</text:p>
          </table:table-cell>
          <table:table-cell table:style-name="ce180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180" office:value-type="string">
            <text:p>Action is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3: Check send mail action</text:p>
          </table:table-cell>
          <table:table-cell table:style-name="ce180" office:value-type="string">
            <text:p>- Add new document in acme/documents</text:p>
          </table:table-cell>
          <table:table-cell table:style-name="ce180" office:value-type="string">
            <text:p>A mail is sent (can be checked in console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4: Change action on documents</text:p>
          </table:table-cell>
          <table:table-cell table:style-name="ce180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180" office:value-type="string">
            <text:p>Edit action is do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7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8_ECM_002">
            <text:p>REG_AIO168_ECM_002</text:p>
          </table:table-cell>
          <table:table-cell table:style-name="ce179" office:value-type="string">
            <text:p>Check SendmailAction with remove lifecycle</text:p>
          </table:table-cell>
          <table:table-cell table:style-name="ce180" office:value-type="string">
            <text:p>Step 5: Check send mail action</text:p>
          </table:table-cell>
          <table:table-cell table:style-name="ce180" office:value-type="string">
            <text:p>Delete 1 document under acme/documents</text:p>
          </table:table-cell>
          <table:table-cell table:style-name="ce180" office:value-type="string">
            <text:p>Document is deleted &amp; a mail is sent (can be checked in console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6</text:p>
            <text:p>CCP-501</text:p>
          </table:table-cell>
          <table:table-cell table:style-name="ce183" office:value-type="string">
            <text:p>when we remove an existing document we notice that this script is never executed.</text:p>
          </table:table-cell>
          <table:table-cell table:style-name="ce183" table:number-columns-repeated="1013"/>
        </table:table-row>
        <table:table-row table:style-name="ro19">
          <table:table-cell table:style-name="ce176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77" office:value-type="float" office:value="1">
            <text:p>001</text:p>
          </table:table-cell>
          <table:table-cell table:style-name="ce57" table:formula="of:=[.B14]" office:value-type="string" office:string-value="REG_AIO168_ECM_003">
            <text:p>REG_AIO168_ECM_003</text:p>
          </table:table-cell>
          <table:table-cell table:style-name="ce178" office:value-type="string">
            <text:p>Check collapse node tree in Browser Content using – button</text:p>
          </table:table-cell>
          <table:table-cell table:style-name="ce180" office:value-type="string">
            <text:p>Step 1: Add nodes</text:p>
          </table:table-cell>
          <table:table-cell table:style-name="ce180" office:value-type="string">
            <text:p>- Go to Sites Explorer/Sites Management/acme/document</text:p>
            <text:p>- Create a tree(T1) of many nested folders</text:p>
          </table:table-cell>
          <table:table-cell table:style-name="ce180" office:value-type="string">
            <text:p>Nodes are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table:number-columns-repeated="1014"/>
        </table:table-row>
        <table:table-row table:style-name="ro15">
          <table:table-cell table:style-name="ce17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2: Configure CB portlet</text:p>
          </table:table-cell>
          <table:table-cell table:style-name="ce180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180" office:value-type="string">
            <text:p>Nodes tree are listed in CB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3: Expand tree</text:p>
          </table:table-cell>
          <table:table-cell table:style-name="ce180" office:value-type="string">
            <text:p>In the categories tree, choose a folder "F1" having subfolders and expand it by clicking + Button.</text:p>
          </table:table-cell>
          <table:table-cell table:style-name="ce180" office:value-type="string">
            <text:p>Sub nodes are shown in both right &amp; left pa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7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8_ECM_003">
            <text:p>REG_AIO168_ECM_003</text:p>
          </table:table-cell>
          <table:table-cell table:style-name="ce179" office:value-type="string">
            <text:p>Check collapse node tree in Browser Content using – button</text:p>
          </table:table-cell>
          <table:table-cell table:style-name="ce180" office:value-type="string">
            <text:p>Step 4: Collapse tree</text:p>
          </table:table-cell>
          <table:table-cell table:style-name="ce180" office:value-type="string">
            <text:p>Try to collapse the same folder "F1" by clicking the -</text:p>
          </table:table-cell>
          <table:table-cell table:style-name="ce180" office:value-type="string">
            <text:p>The folder is collapsed &amp; the nodes tree display correctly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24</text:p>
            <text:p>CCP-614</text:p>
          </table:table-cell>
          <table:table-cell table:style-name="ce183" office:value-type="string">
            <text:p>the folder cannot be collapsed!</text:p>
          </table:table-cell>
          <table:table-cell table:style-name="ce183" table:number-columns-repeated="1013"/>
        </table:table-row>
        <table:table-row table:style-name="ro16">
          <table:table-cell table:style-name="ce176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77" office:value-type="float" office:value="1">
            <text:p>001</text:p>
          </table:table-cell>
          <table:table-cell table:style-name="ce57" table:formula="of:=[.B18]" office:value-type="string" office:string-value="REG_AIO168_ECM_004">
            <text:p>REG_AIO168_ECM_004</text:p>
          </table:table-cell>
          <table:table-cell table:style-name="ce178" office:value-type="string">
            <text:p>Check right click menu in IE8</text:p>
          </table:table-cell>
          <table:table-cell table:style-name="ce180" office:value-type="string">
            <text:p>Step 1: Check right click menu</text:p>
          </table:table-cell>
          <table:table-cell table:style-name="ce180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180" office:value-type="string">
            <text:p>Right click menu is displayed correctly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16</text:p>
            <text:p>CCP-573</text:p>
          </table:table-cell>
          <table:table-cell table:style-name="ce183" office:value-type="string">
            <text:p>It will appear but masked by the right click menu of IE8.</text:p>
          </table:table-cell>
          <table:table-cell table:style-name="ce183" table:number-columns-repeated="1013"/>
        </table:table-row>
        <table:table-row table:style-name="ro21">
          <table:table-cell table:style-name="ce176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77" office:value-type="float" office:value="1">
            <text:p>001</text:p>
          </table:table-cell>
          <table:table-cell table:style-name="ce57" table:formula="of:=[.B19]" office:value-type="string" office:string-value="REG_AIO168_ECM_005">
            <text:p>REG_AIO168_ECM_005</text:p>
          </table:table-cell>
          <table:table-cell table:style-name="ce178" office:value-type="string">
            <text:p>Check when search by name using quick search in Sites Explorer</text:p>
          </table:table-cell>
          <table:table-cell table:style-name="ce180" office:value-type="string">
            <text:p>Step 1: Add document</text:p>
          </table:table-cell>
          <table:table-cell table:style-name="ce180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180" office:value-type="string">
            <text:p>Document is added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4</text:p>
            <text:p>CCP-732</text:p>
          </table:table-cell>
          <table:table-cell table:style-name="ce183" table:number-columns-repeated="1014"/>
        </table:table-row>
        <table:table-row table:style-name="ro16">
          <table:table-cell table:style-name="ce17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7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8_ECM_005">
            <text:p>REG_AIO168_ECM_005</text:p>
          </table:table-cell>
          <table:table-cell table:style-name="ce179" office:value-type="string">
            <text:p>Check when search by name using quick search in Sites Explorer</text:p>
          </table:table-cell>
          <table:table-cell table:style-name="ce180" office:value-type="string">
            <text:p>Step 2: Search</text:p>
          </table:table-cell>
          <table:table-cell table:style-name="ce180" office:value-type="string">
            <text:p>- Select added document to view its content</text:p>
            <text:p><text:span text:style-name="T9">In the search area inside Sites Explorer, put the text acme_doc to search</text:span></text:p>
          </table:table-cell>
          <table:table-cell table:style-name="ce180" office:value-type="string">
            <text:p>Return No result found, no exception in consol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4</text:p>
            <text:p>CCP-732</text:p>
          </table:table-cell>
          <table:table-cell table:style-name="ce183" office:value-type="string">
            <text:p>Return no result found with exception in console</text:p>
          </table:table-cell>
          <table:table-cell table:style-name="ce183" table:number-columns-repeated="1013"/>
        </table:table-row>
        <table:table-row table:style-name="ro21">
          <table:table-cell table:style-name="ce176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77" office:value-type="float" office:value="1">
            <text:p>001</text:p>
          </table:table-cell>
          <table:table-cell table:style-name="ce57" table:formula="of:=[.B21]" office:value-type="string" office:string-value="REG_AIO168_ECM_006">
            <text:p>REG_AIO168_ECM_006</text:p>
          </table:table-cell>
          <table:table-cell table:style-name="ce178" office:value-type="string">
            <text:p>Check if labels in Advanced search are translated in French</text:p>
          </table:table-cell>
          <table:table-cell table:style-name="ce180" office:value-type="string">
            <text:p>Step 1: Check if labels in more constraint form are in French</text:p>
          </table:table-cell>
          <table:table-cell table:style-name="ce180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180" office:value-type="string">
            <text:p>Contain &amp; CREATED labels are translated in French (Contain → Contient; Created → Créé 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office:value-type="string">
            <text:p>Go to <text:a xlink:href="https://jira.exoplatform.org/browse/ecm-5563">ECM-5563</text:a> to see the bug</text:p>
          </table:table-cell>
          <table:table-cell table:style-name="ce183" table:number-columns-repeated="1013"/>
        </table:table-row>
        <table:table-row table:style-name="ro8">
          <table:table-cell table:style-name="ce17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f:=[.B22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2: Check if operators are in French</text:p>
          </table:table-cell>
          <table:table-cell table:style-name="ce180" office:value-type="string">
            <text:p>In Advanced search form:</text:p>
            <text:p>- Mouse over on Operator list box</text:p>
          </table:table-cell>
          <table:table-cell table:style-name="ce180" office:value-type="string">
            <text:p>There're 2 operators AND/OR, they're translated in French (And/or → Et/ou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[.B23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3: Check if labels in Add category form in French</text:p>
          </table:table-cell>
          <table:table-cell table:style-name="ce180" office:value-type="string">
            <text:p>- Click Add Category icon</text:p>
          </table:table-cell>
          <table:table-cell table:style-name="ce180" office:value-type="string">
            <text:p>Label of Close button is translated in French (Close → Fermer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office:value-type="string">
            <text:p>Close still is Close</text:p>
          </table:table-cell>
          <table:table-cell table:style-name="ce183" table:number-columns-repeated="1013"/>
        </table:table-row>
        <table:table-row table:style-name="ro8">
          <table:table-cell table:style-name="ce17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7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[.B24]" office:value-type="string" office:string-value="REG_AIO168_ECM_006">
            <text:p>REG_AIO168_ECM_006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0" office:value-type="string">
            <text:p>Step 4: Check if labels in Add properties form in Frenh</text:p>
          </table:table-cell>
          <table:table-cell table:style-name="ce180" office:value-type="string">
            <text:p>Click Add properties icon</text:p>
          </table:table-cell>
          <table:table-cell table:style-name="ce180" office:value-type="string">
            <text:p>Labels are in French (Add → Ajouter; Cancel → Annuler; Property -&gt; Propriété)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3</text:p>
            <text:p>CCP-737</text:p>
          </table:table-cell>
          <table:table-cell table:style-name="ce183" table:number-columns-repeated="1014"/>
        </table:table-row>
        <table:table-row table:style-name="ro23">
          <table:table-cell table:style-name="ce176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77" office:value-type="float" office:value="1">
            <text:p>001</text:p>
          </table:table-cell>
          <table:table-cell table:style-name="ce57" table:formula="of:=[.B25]" office:value-type="string" office:string-value="REG_AIO168_ECM_007">
            <text:p>REG_AIO168_ECM_007</text:p>
          </table:table-cell>
          <table:table-cell table:style-name="ce178" office:value-type="string">
            <text:p>Check the displaying of link in document view mode</text:p>
          </table:table-cell>
          <table:table-cell table:style-name="ce180" office:value-type="string">
            <text:p>Step 1: Create new SCV page</text:p>
          </table:table-cell>
          <table:table-cell table:style-name="ce180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180" office:value-type="string">
            <text:p>Web content form appears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4</text:p>
            <text:p>CCP-427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[.B26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2: Add link into document</text:p>
          </table:table-cell>
          <table:table-cell table:style-name="ce180" office:value-type="string">
            <text:p>- Click on "Insert/Edit link" icon in FCK</text:p>
            <text:p>- Browse a link </text:p>
            <text:p>- Click <text:s/>OK</text:p>
          </table:table-cell>
          <table:table-cell table:style-name="ce180" office:value-type="string">
            <text:p>Link is displayed in document edit mod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4</text:p>
            <text:p>CCP-427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7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8_ECM_007">
            <text:p>REG_AIO168_ECM_007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0" office:value-type="string">
            <text:p>Step 3: Check the displaying of link in View mode</text:p>
          </table:table-cell>
          <table:table-cell table:style-name="ce180" office:value-type="string">
            <text:p>- Save draft or publish document above</text:p>
            <text:p>- Change to view mode</text:p>
          </table:table-cell>
          <table:table-cell table:style-name="ce180" office:value-type="string">
            <text:p>Link is displayed with underli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4</text:p>
            <text:p>CCP-427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77" office:value-type="float" office:value="1">
            <text:p>001</text:p>
          </table:table-cell>
          <table:table-cell table:style-name="ce57" table:formula="of:=[.B28]" office:value-type="string" office:string-value="REG_AIO168_ECM_008">
            <text:p>REG_AIO168_ECM_008</text:p>
          </table:table-cell>
          <table:table-cell table:style-name="ce178" office:value-type="string">
            <text:p>Check the displaying of group drive when name is too long</text:p>
          </table:table-cell>
          <table:table-cell table:style-name="ce180" office:value-type="string">
            <text:p>Step 1: Create new user</text:p>
          </table:table-cell>
          <table:table-cell table:style-name="ce180" office:value-type="string">
            <text:p>- Click on Register link</text:p>
            <text:p>- Put values in al required fields</text:p>
            <text:p>- Click Save</text:p>
          </table:table-cell>
          <table:table-cell table:style-name="ce180" office:value-type="string">
            <text:p>New user is created successful.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0</text:p>
            <text:p>CCP-725</text:p>
          </table:table-cell>
          <table:table-cell table:style-name="ce183" table:number-columns-repeated="1014"/>
        </table:table-row>
        <table:table-row table:style-name="ro21">
          <table:table-cell table:style-name="ce17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2: Add new group</text:p>
          </table:table-cell>
          <table:table-cell table:style-name="ce180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180" office:value-type="string">
            <text:p>New group and sub-groups are created successfully.</text:p>
            <text:p>Created user is added into this group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0</text:p>
            <text:p>CCP-725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7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8_ECM_008">
            <text:p>REG_AIO168_ECM_008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0" office:value-type="string">
            <text:p>Step 3: Check the displaying of group</text:p>
          </table:table-cell>
          <table:table-cell table:style-name="ce180" office:value-type="string">
            <text:p>- Login by new user</text:p>
            <text:p>- Go to Site Explore</text:p>
            <text:p>- Select Group drives</text:p>
          </table:table-cell>
          <table:table-cell table:style-name="ce180" office:value-type="string">
            <text:p>Group's name is displaying well. Tool-tip is display to show full group's name when <text:s/>move mouse to the driv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0</text:p>
            <text:p>CCP-725</text:p>
          </table:table-cell>
          <table:table-cell table:style-name="ce183" table:number-columns-repeated="1014"/>
        </table:table-row>
        <table:table-row table:style-name="ro16">
          <table:table-cell table:style-name="ce176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77" office:value-type="float" office:value="1">
            <text:p>001</text:p>
          </table:table-cell>
          <table:table-cell table:style-name="ce57" table:formula="of:=[.B31]" office:value-type="string" office:string-value="REG_AIO168_ECM_009">
            <text:p>REG_AIO168_ECM_009</text:p>
          </table:table-cell>
          <table:table-cell table:style-name="ce178" office:value-type="string">
            <text:p>Check when taxonomy's name is over 30 characters</text:p>
          </table:table-cell>
          <table:table-cell table:style-name="ce180" office:value-type="string">
            <text:p>Step 1: Open form to create new taxonomy</text:p>
          </table:table-cell>
          <table:table-cell table:style-name="ce180" office:value-type="string">
            <text:p>- Go to SIte Administration -&gt;Ontologies -&gt; Manage Taxonomy Tree</text:p>
            <text:p>- Click Edit icon in one taxonomy tree</text:p>
          </table:table-cell>
          <table:table-cell table:style-name="ce180" office:value-type="string">
            <text:p>Edit taxonomy form appears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9</text:p>
            <text:p>CCP-724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2: Select path </text:p>
          </table:table-cell>
          <table:table-cell table:style-name="ce180" office:value-type="string">
            <text:p>- Select path to add new taxonomy in the left pane</text:p>
            <text:p>- Click on + in the right pane</text:p>
            <text:p/>
          </table:table-cell>
          <table:table-cell table:style-name="ce180" office:value-type="string">
            <text:p>Form to create new taxonomy appears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9</text:p>
            <text:p>CCP-724</text:p>
          </table:table-cell>
          <table:table-cell table:style-name="ce183" table:number-columns-repeated="1014"/>
        </table:table-row>
        <table:table-row table:style-name="ro8">
          <table:table-cell table:style-name="ce17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77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8_ECM_009">
            <text:p>REG_AIO168_ECM_009</text:p>
          </table:table-cell>
          <table:table-cell table:style-name="ce179" office:value-type="string">
            <text:p>Check when taxonomy's name is over 30 characters</text:p>
          </table:table-cell>
          <table:table-cell table:style-name="ce180" office:value-type="string">
            <text:p>Step 3: Create new taxonomy has more than 30 character</text:p>
          </table:table-cell>
          <table:table-cell table:style-name="ce180" office:value-type="string">
            <text:p>- Put taxonomy's name has more than 30 characters</text:p>
            <text:p>- Click Save</text:p>
          </table:table-cell>
          <table:table-cell table:style-name="ce180" office:value-type="string">
            <text:p>Taxonomy is created successful.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59</text:p>
            <text:p>CCP-724</text:p>
          </table:table-cell>
          <table:table-cell table:style-name="ce183" office:value-type="string">
            <text:p>The name of taxonomy is limited to 30 characters</text:p>
          </table:table-cell>
          <table:table-cell table:style-name="ce183" table:number-columns-repeated="1013"/>
        </table:table-row>
        <table:table-row table:style-name="ro17">
          <table:table-cell table:style-name="ce176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77" office:value-type="float" office:value="1">
            <text:p>001</text:p>
          </table:table-cell>
          <table:table-cell table:style-name="ce57" table:formula="of:=[.B34]" office:value-type="string" office:string-value="REG_AIO168_ECM_010">
            <text:p>REG_AIO168_ECM_010</text:p>
          </table:table-cell>
          <table:table-cell table:style-name="ce178" office:value-type="string">
            <text:p>Check when adding a select box multi valuated in edit metadata form</text:p>
          </table:table-cell>
          <table:table-cell table:style-name="ce180" office:value-type="string">
            <text:p>Step 1: Changing config</text:p>
          </table:table-cell>
          <table:table-cell table:style-name="ce180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180" office:value-type="string">
            <text:p>Action is don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table:number-columns-repeated="1014"/>
        </table:table-row>
        <table:table-row table:style-name="ro9">
          <table:table-cell table:style-name="ce176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2: Upload a file</text:p>
          </table:table-cell>
          <table:table-cell table:style-name="ce180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180" office:value-type="string">
            <text:p>File is uploaded successful. 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3: Add siteMetadata for uploaded file</text:p>
          </table:table-cell>
          <table:table-cell table:style-name="ce180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180" office:value-type="string">
            <text:p>“metadata:siteMetadata” is added for uploaded file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table:number-columns-repeated="1014"/>
        </table:table-row>
        <table:table-row table:style-name="ro19">
          <table:table-cell table:style-name="ce176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77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f:=[.B37]" office:value-type="string" office:string-value="REG_AIO168_ECM_010">
            <text:p>REG_AIO168_ECM_010</text:p>
          </table:table-cell>
          <table:table-cell table:style-name="ce179" office:value-type="string">
            <text:p>Check when adding a select box multi valuated in edit metadata form</text:p>
          </table:table-cell>
          <table:table-cell table:style-name="ce180" office:value-type="string">
            <text:p>Step 4: Edit siteMetadata</text:p>
          </table:table-cell>
          <table:table-cell table:style-name="ce180" office:value-type="string">
            <text:p>- Click Edit icon corresponding with siteMetadata</text:p>
            <text:p>- Fill values, select some elements from the select box</text:p>
          </table:table-cell>
          <table:table-cell table:style-name="ce180" office:value-type="string">
            <text:p>Values are added successful. </text:p>
          </table:table-cell>
          <table:table-cell table:style-name="ce182" office:value-type="string">
            <text:p>High</text:p>
          </table:table-cell>
          <table:table-cell table:style-name="ce182" office:value-type="string">
            <text:p>ECM-5562</text:p>
            <text:p>CCP-732</text:p>
          </table:table-cell>
          <table:table-cell table:style-name="ce183" office:value-type="string">
            <text:p>Show exception</text:p>
          </table:table-cell>
          <table:table-cell table:style-name="ce183" table:number-columns-repeated="1013"/>
        </table:table-row>
        <table:table-row table:style-name="ro18">
          <table:table-cell table:style-name="ce176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79" office:value-type="float" office:value="1">
            <text:p>001</text:p>
          </table:table-cell>
          <table:table-cell table:style-name="ce57" table:formula="of:=[.B38]" office:value-type="string" office:string-value="REG_AIO168_ECM_011">
            <text:p>REG_AIO168_ECM_011</text:p>
          </table:table-cell>
          <table:table-cell table:style-name="ce173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181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181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182" office:value-type="string">
            <text:p>ECM-5558</text:p>
            <text:p>CCP-718</text:p>
          </table:table-cell>
          <table:table-cell table:number-columns-repeated="1014"/>
        </table:table-row>
        <table:table-row table:style-name="ro18">
          <table:table-cell table:style-name="ce176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79" office:value-type="float" office:value="1">
            <text:p>001</text:p>
          </table:table-cell>
          <table:table-cell table:style-name="ce57" table:formula="of:=[.B39]" office:value-type="string" office:string-value="REG_AIO168_ECM_012">
            <text:p>REG_AIO168_ECM_012</text:p>
          </table:table-cell>
          <table:table-cell table:style-name="ce173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19">
          <table:table-cell table:style-name="ce176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77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0">The icon insert/edit image is shown in the FCK Editor in Content field</text:span></text:p>
            <text:p><text:span text:style-name="T10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21">
          <table:table-cell table:style-name="ce176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79" office:value-type="float" office:value="1">
            <text:p>001</text:p>
          </table:table-cell>
          <table:table-cell table:style-name="ce57" table:formula="of:=[.B41]" office:value-type="string" office:string-value="REG_AIO168_ECM_013">
            <text:p>REG_AIO168_ECM_013</text:p>
          </table:table-cell>
          <table:table-cell table:style-name="ce173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19">
          <table:table-cell table:style-name="ce176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f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1013"/>
        </table:table-row>
        <table:table-row table:style-name="ro19">
          <table:table-cell table:style-name="ce176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f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19">
          <table:table-cell table:style-name="ce176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f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1013"/>
        </table:table-row>
        <table:table-row table:style-name="ro16">
          <table:table-cell table:style-name="ce176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77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8_ECM_013">
            <text:p>REG_AIO168_ECM_013</text:p>
          </table:table-cell>
          <table:table-cell table:style-name="ce173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1014"/>
        </table:table-row>
        <table:table-row table:style-name="ro8">
          <table:table-cell table:style-name="ce176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77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1013"/>
        </table:table-row>
        <table:table-row table:style-name="ro23">
          <table:table-cell table:style-name="ce176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79" office:value-type="float" office:value="1">
            <text:p>001</text:p>
          </table:table-cell>
          <table:table-cell table:style-name="ce57" table:formula="of:=[.B47]" office:value-type="string" office:string-value="REG_AIO168_ECM_014">
            <text:p>REG_AIO168_ECM_014</text:p>
          </table:table-cell>
          <table:table-cell table:style-name="ce173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11"/></text:p>
            <text:p><text:span text:style-name="T11">- The document seems as if it's locked. If we want to retrieve the lock, the message " You don't </text:span><text:span text:style-name="T11">have permission to unlock this node. Please contact with administrator to get correct right" was </text:span><text:span text:style-name="T11">appeared.</text:span></text:p>
          </table:table-cell>
          <table:table-cell table:number-columns-repeated="1013"/>
        </table:table-row>
        <table:table-row table:style-name="ro21">
          <table:table-cell table:style-name="ce176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79" office:value-type="float" office:value="1">
            <text:p>001</text:p>
          </table:table-cell>
          <table:table-cell table:style-name="ce57" table:formula="of:=[.B48]" office:value-type="string" office:string-value="REG_AIO168_ECM_015">
            <text:p>REG_AIO168_ECM_015</text:p>
          </table:table-cell>
          <table:table-cell table:style-name="ce173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1013"/>
        </table:table-row>
        <table:table-row table:style-name="ro25">
          <table:table-cell table:style-name="ce176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79" office:value-type="float" office:value="1">
            <text:p>001</text:p>
          </table:table-cell>
          <table:table-cell table:style-name="ce57" table:formula="of:=[.B49]" office:value-type="string" office:string-value="REG_AIO168_ECM_016">
            <text:p>REG_AIO168_ECM_016</text:p>
          </table:table-cell>
          <table:table-cell table:style-name="ce173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1013"/>
        </table:table-row>
        <table:table-row table:style-name="ro18">
          <table:table-cell table:style-name="ce176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79" office:value-type="float" office:value="1">
            <text:p>001</text:p>
          </table:table-cell>
          <table:table-cell table:style-name="ce57" table:formula="of:=[.B50]" office:value-type="string" office:string-value="REG_AIO168_ECM_017">
            <text:p>REG_AIO168_ECM_017</text:p>
          </table:table-cell>
          <table:table-cell table:style-name="ce173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1014"/>
        </table:table-row>
        <table:table-row table:style-name="ro8">
          <table:table-cell table:style-name="ce176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1013"/>
        </table:table-row>
        <table:table-row table:style-name="ro8">
          <table:table-cell table:style-name="ce176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77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1013"/>
        </table:table-row>
        <table:table-row table:style-name="ro1">
          <table:table-cell table:style-name="ce175"/>
          <table:table-cell table:style-name="ce27"/>
          <table:table-cell table:style-name="ce79"/>
          <table:table-cell table:style-name="ce57" table:number-columns-repeated="6"/>
          <table:table-cell table:style-name="ce27"/>
          <table:table-cell table:style-name="ce57"/>
          <table:table-cell table:number-columns-repeated="1013"/>
        </table:table-row>
        <table:table-row table:style-name="ro1">
          <table:table-cell table:style-name="ce175"/>
          <table:table-cell table:style-name="ce27"/>
          <table:table-cell table:style-name="ce79"/>
          <table:table-cell table:style-name="ce57"/>
          <table:table-cell table:style-name="ce173"/>
          <table:table-cell table:style-name="ce57"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175"/>
          <table:table-cell table:style-name="ce27"/>
          <table:table-cell table:style-name="ce79"/>
          <table:table-cell table:style-name="ce57" table:number-columns-repeated="6"/>
          <table:table-cell table:style-name="ce27"/>
          <table:table-cell table:number-columns-repeated="1014"/>
        </table:table-row>
        <table:table-row table:style-name="ro1">
          <table:table-cell table:style-name="ce175"/>
          <table:table-cell table:style-name="ce27"/>
          <table:table-cell table:style-name="ce79"/>
          <table:table-cell table:style-name="ce57"/>
          <table:table-cell table:style-name="ce173"/>
          <table:table-cell table:style-name="ce57" table:number-columns-repeated="4"/>
          <table:table-cell table:style-name="ce27"/>
          <table:table-cell table:number-columns-repeated="1014"/>
        </table:table-row>
        <table:table-row table:style-name="ro1">
          <table:table-cell table:style-name="ce175"/>
          <table:table-cell table:style-name="ce27"/>
          <table:table-cell table:style-name="ce79"/>
          <table:table-cell table:style-name="ce57" table:number-columns-repeated="6"/>
          <table:table-cell table:style-name="ce27"/>
          <table:table-cell table:number-columns-repeated="1014"/>
        </table:table-row>
        <table:table-row table:style-name="ro1" table:number-rows-repeated="13">
          <table:table-cell table:style-name="ce175"/>
          <table:table-cell table:number-columns-repeated="3"/>
          <table:table-cell table:style-name="ce57" table:number-columns-repeated="4"/>
          <table:table-cell table:number-columns-repeated="1016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number-columns-repeated="250" table:default-cell-style-name="Default"/>
        <table:table-column table:style-name="co8" table:number-columns-repeated="768" table:default-cell-style-name="Default"/>
        <table:table-row table:style-name="ro26">
          <table:table-cell table:style-name="ce184" office:value-type="string" table:number-columns-spanned="4" table:number-rows-spanned="2">
            <text:p>DMS 2.5.x Regression Tests List on AIO</text:p>
          </table:table-cell>
          <table:covered-table-cell table:style-name="ce184"/>
          <table:covered-table-cell table:style-name="ce184"/>
          <table:covered-table-cell table:style-name="ce196"/>
          <table:table-cell table:style-name="ce196"/>
          <table:table-cell table:style-name="ce195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6">
          <table:covered-table-cell table:style-name="ce185"/>
          <table:covered-table-cell table:style-name="ce185"/>
          <table:covered-table-cell table:style-name="ce185"/>
          <table:covered-table-cell table:style-name="ce196"/>
          <table:table-cell table:style-name="ce196"/>
          <table:covered-table-cell table:style-name="ce199"/>
          <table:table-cell table:number-columns-repeated="1018"/>
        </table:table-row>
        <table:table-row table:style-name="ro27">
          <table:table-cell table:style-name="ce186" office:value-type="string">
            <text:p>Id</text:p>
          </table:table-cell>
          <table:table-cell table:style-name="ce186" office:value-type="string">
            <text:p>Product</text:p>
          </table:table-cell>
          <table:table-cell table:style-name="ce195" office:value-type="string">
            <text:p>Functionality</text:p>
          </table:table-cell>
          <table:table-cell table:style-name="ce195" office:value-type="string">
            <text:p>Bug summary</text:p>
          </table:table-cell>
          <table:table-cell table:style-name="ce195" office:value-type="string">
            <text:p>Product bugID</text:p>
          </table:table-cell>
          <table:covered-table-cell table:style-name="ce199"/>
          <table:table-cell table:number-columns-repeated="1018"/>
        </table:table-row>
        <table:table-row table:style-name="ro28">
          <table:table-cell table:style-name="ce187" office:value-type="string" table:number-columns-spanned="6" table:number-rows-spanned="1">
            <text:p>V 1.6.1</text:p>
          </table:table-cell>
          <table:covered-table-cell table:style-name="ce191"/>
          <table:covered-table-cell table:style-name="ce191"/>
          <table:covered-table-cell table:style-name="ce191"/>
          <table:covered-table-cell table:style-name="ce191"/>
          <table:covered-table-cell table:style-name="ce191"/>
          <table:table-cell table:number-columns-repeated="1018"/>
        </table:table-row>
        <table:table-row table:style-name="ro7">
          <table:table-cell table:style-name="ce27" office:value-type="string">
            <text:p>REG_AIO161_ECM_001</text:p>
          </table:table-cell>
          <table:table-cell table:style-name="ce192" office:value-type="string">
            <text:p>DMS</text:p>
          </table:table-cell>
          <table:table-cell table:style-name="ce192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00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204"/>
          <table:table-cell table:style-name="ce206" table:number-columns-repeated="244"/>
          <table:table-cell table:style-name="ce209" table:number-columns-repeated="773"/>
        </table:table-row>
        <table:table-row table:style-name="ro1">
          <table:table-cell table:style-name="ce187" office:value-type="string" table:number-columns-spanned="6" table:number-rows-spanned="1">
            <text:p>V 1.6.5</text:p>
          </table:table-cell>
          <table:covered-table-cell table:style-name="ce192"/>
          <table:covered-table-cell table:style-name="ce192"/>
          <table:covered-table-cell table:style-name="ce56"/>
          <table:covered-table-cell table:style-name="ce59"/>
          <table:covered-table-cell table:style-name="ce200"/>
          <table:table-cell table:style-name="ce204"/>
          <table:table-cell table:style-name="ce206" table:number-columns-repeated="244"/>
          <table:table-cell table:style-name="ce209" table:number-columns-repeated="773"/>
        </table:table-row>
        <table:table-row table:style-name="ro3">
          <table:table-cell table:style-name="ce27" office:value-type="string">
            <text:p>REG_AIO165_ECM_001</text:p>
          </table:table-cell>
          <table:table-cell table:style-name="ce192" office:value-type="string">
            <text:p>DMS</text:p>
          </table:table-cell>
          <table:table-cell table:style-name="ce192" office:value-type="string">
            <text:p>Search</text:p>
          </table:table-cell>
          <table:table-cell table:style-name="ce197" office:value-type="string">
            <text:p>Add research for nodes in the simple search of File Explorer</text:p>
          </table:table-cell>
          <table:table-cell table:style-name="ce197" office:value-type="string">
            <text:p>ECM-5331</text:p>
            <text:p>CCP-311</text:p>
          </table:table-cell>
          <table:table-cell table:style-name="ce201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04"/>
          <table:table-cell table:style-name="ce207" table:number-columns-repeated="244"/>
          <table:table-cell table:style-name="ce209" table:number-columns-repeated="773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193" office:value-type="string">
            <text:p>DMS</text:p>
          </table:table-cell>
          <table:table-cell table:style-name="ce193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  <text:p>CCP-331</text:p>
          </table:table-cell>
          <table:table-cell table:style-name="ce202" table:formula="of:=SUMPRODUCT((['Bugs_v1.6.5'.B$7:'Bugs_v1.6.5'.B$867]=[.$A8])*(['Bugs_v1.6.5'.A$7:'Bugs_v1.6.5'.A$867]&lt;&gt;&quot;&quot;))" office:value-type="float" office:value="1">
            <text:p>1</text:p>
          </table:table-cell>
          <table:table-cell table:style-name="ce205" table:number-columns-repeated="245"/>
          <table:table-cell table:number-columns-repeated="773"/>
        </table:table-row>
        <table:table-row table:style-name="ro29">
          <table:table-cell table:style-name="ce27" office:value-type="string">
            <text:p>REG_AIO165_ECM_003</text:p>
          </table:table-cell>
          <table:table-cell table:style-name="ce193" office:value-type="string">
            <text:p>DMS</text:p>
          </table:table-cell>
          <table:table-cell table:style-name="ce193" office:value-type="string">
            <text:p>DMS</text:p>
          </table:table-cell>
          <table:table-cell table:style-name="ce193" office:value-type="string">
            <text:p><text:span text:style-name="T12">Secours Catholique : DMS tickets backport</text:span></text:p>
            <text:p><text:span text:style-name="T13">The day of the month in the calendar pop-up is not translated to French</text:span></text:p>
          </table:table-cell>
          <table:table-cell table:style-name="ce164" office:value-type="string">
            <text:p>ECM-5382</text:p>
            <text:p>WF-85</text:p>
            <text:p>CCP-393</text:p>
          </table:table-cell>
          <table:table-cell table:style-name="ce202" table:formula="of:=SUMPRODUCT((['Bugs_v1.6.5'.B$7:'Bugs_v1.6.5'.B$867]=[.$A9])*(['Bugs_v1.6.5'.A$7:'Bugs_v1.6.5'.A$867]&lt;&gt;&quot;&quot;))" office:value-type="float" office:value="2">
            <text:p>2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188" office:value-type="string" table:number-columns-spanned="6" table:number-rows-spanned="1">
            <text:p>V 1.6.6</text:p>
          </table:table-cell>
          <table:covered-table-cell table:style-name="ce193"/>
          <table:covered-table-cell table:style-name="ce193"/>
          <table:covered-table-cell table:style-name="ce193"/>
          <table:covered-table-cell table:style-name="ce164"/>
          <table:covered-table-cell table:style-name="ce202"/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1</text:p>
          </table:table-cell>
          <table:table-cell table:style-name="ce84" office:value-type="string">
            <text:p>ECM</text:p>
          </table:table-cell>
          <table:table-cell table:style-name="ce84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03" table:formula="of:=SUMPRODUCT((['Bugs_v1.6.6'.B$7:'Bugs_v1.6.6'.B$940]=[.$A11])*(['Bugs_v1.6.6'.A$7:'Bugs_v1.6.6'.A$940]&lt;&gt;&quot;&quot;))" office:value-type="float" office:value="1">
            <text:p>1</text:p>
          </table:table-cell>
          <table:table-cell table:style-name="ce204"/>
          <table:table-cell table:style-name="ce206" table:number-columns-repeated="244"/>
          <table:table-cell table:style-name="ce209" table:number-columns-repeated="773"/>
        </table:table-row>
        <table:table-row table:style-name="ro7">
          <table:table-cell table:style-name="ce27" office:value-type="string">
            <text:p>REG_AIO166_ECM_002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02" table:formula="of:=SUMPRODUCT((['Bugs_v1.6.6'.B$7:'Bugs_v1.6.6'.B$940]=[.$A12])*(['Bugs_v1.6.6'.A$7:'Bugs_v1.6.6'.A$940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3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02" table:formula="of:=SUMPRODUCT((['Bugs_v1.6.6'.B$7:'Bugs_v1.6.6'.B$940]=[.$A13])*(['Bugs_v1.6.6'.A$7:'Bugs_v1.6.6'.A$940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8">
          <table:table-cell table:style-name="ce27" office:value-type="string">
            <text:p>REG_AIO166_ECM_004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02" table:formula="of:=SUMPRODUCT((['Bugs_v1.6.6'.B$7:'Bugs_v1.6.6'.B$940]=[.$A14])*(['Bugs_v1.6.6'.A$7:'Bugs_v1.6.6'.A$940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5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02" table:formula="of:=SUMPRODUCT((['Bugs_v1.6.6'.B$7:'Bugs_v1.6.6'.B$940]=[.$A15])*(['Bugs_v1.6.6'.A$7:'Bugs_v1.6.6'.A$940]&lt;&gt;&quot;&quot;))" office:value-type="float" office:value="1">
            <text:p>1</text:p>
          </table:table-cell>
          <table:table-cell table:style-name="ce190" table:number-columns-repeated="245"/>
          <table:table-cell table:number-columns-repeated="773"/>
        </table:table-row>
        <table:table-row table:style-name="ro1">
          <table:table-cell table:style-name="ce188" office:value-type="string" table:number-columns-spanned="6" table:number-rows-spanned="1">
            <text:p>V 1.6.7</text:p>
          </table:table-cell>
          <table:covered-table-cell table:style-name="ce193"/>
          <table:covered-table-cell table:style-name="ce193"/>
          <table:covered-table-cell table:style-name="ce57"/>
          <table:covered-table-cell table:style-name="ce57"/>
          <table:covered-table-cell table:style-name="ce202"/>
          <table:table-cell table:style-name="ce190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7_ECM_001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03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204"/>
          <table:table-cell table:style-name="ce208" table:number-columns-repeated="244"/>
          <table:table-cell table:style-name="ce210" table:number-columns-repeated="773"/>
        </table:table-row>
        <table:table-row table:style-name="ro7">
          <table:table-cell table:style-name="ce27" office:value-type="string">
            <text:p>REG_AIO167_ECM_002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02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3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02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4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02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5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02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6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02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30">
          <table:table-cell table:style-name="ce27" office:value-type="string">
            <text:p>REG_AIO167_ECM_007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02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8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02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9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02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0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02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AIO167_ECM_011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02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2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02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1">
          <table:table-cell table:style-name="ce188" office:value-type="string" table:number-columns-spanned="6" table:number-rows-spanned="1">
            <text:p>V 1.6.8</text:p>
          </table:table-cell>
          <table:covered-table-cell table:style-name="ce193"/>
          <table:covered-table-cell table:style-name="ce193"/>
          <table:covered-table-cell table:style-name="ce57"/>
          <table:covered-table-cell table:style-name="ce27"/>
          <table:covered-table-cell table:style-name="ce202"/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8">
          <table:table-cell table:style-name="ce48" office:value-type="string">
            <text:p>REG_AIO168_ECM_001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182" office:value-type="string">
            <text:p>ECM-5453</text:p>
            <text:p>CCP-404</text:p>
          </table:table-cell>
          <table:table-cell table:style-name="ce202" table:formula="of:=SUMPRODUCT((['Bugs_v1.6.8'.B$7:'Bugs_v1.6.8'.B$959]=[.$A30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2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182" office:value-type="string">
            <text:p>ECM-5556</text:p>
            <text:p>CCP-501</text:p>
          </table:table-cell>
          <table:table-cell table:style-name="ce202" table:formula="of:=SUMPRODUCT((['Bugs_v1.6.8'.B$7:'Bugs_v1.6.8'.B$959]=[.$A31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3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182" office:value-type="string">
            <text:p>ECM-5524</text:p>
            <text:p>CCP-614</text:p>
          </table:table-cell>
          <table:table-cell table:style-name="ce202" table:formula="of:=SUMPRODUCT((['Bugs_v1.6.8'.B$7:'Bugs_v1.6.8'.B$959]=[.$A32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4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182" office:value-type="string">
            <text:p>ECM-5516</text:p>
            <text:p>CCP-573</text:p>
          </table:table-cell>
          <table:table-cell table:style-name="ce202" table:formula="of:=SUMPRODUCT((['Bugs_v1.6.8'.B$7:'Bugs_v1.6.8'.B$959]=[.$A33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5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198" office:value-type="string">
            <text:p><text:span text:style-name="T14">ECM-5554</text:span></text:p>
            <text:p><text:span text:style-name="T14">CCP-732</text:span></text:p>
          </table:table-cell>
          <table:table-cell table:style-name="ce202" table:formula="of:=SUMPRODUCT((['Bugs_v1.6.8'.B$7:'Bugs_v1.6.8'.B$959]=[.$A34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6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Check if labels in Advanced search are translated in French</text:p>
          </table:table-cell>
          <table:table-cell table:style-name="ce182" office:value-type="string">
            <text:p>ECM-5563</text:p>
            <text:p>CCP-737</text:p>
          </table:table-cell>
          <table:table-cell table:style-name="ce202" table:formula="of:=SUMPRODUCT((['Bugs_v1.6.8'.B$7:'Bugs_v1.6.8'.B$959]=[.$A35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7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Check the displaying of link in document view mode</text:p>
          </table:table-cell>
          <table:table-cell table:style-name="ce182" office:value-type="string">
            <text:p>ECM-5564</text:p>
            <text:p>CCP-427</text:p>
          </table:table-cell>
          <table:table-cell table:style-name="ce202" table:formula="of:=SUMPRODUCT((['Bugs_v1.6.8'.B$7:'Bugs_v1.6.8'.B$959]=[.$A36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8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Check the displaying of group drive when name is too long</text:p>
          </table:table-cell>
          <table:table-cell table:style-name="ce182" office:value-type="string">
            <text:p>ECM-5560</text:p>
            <text:p>CCP-725</text:p>
          </table:table-cell>
          <table:table-cell table:style-name="ce202" table:formula="of:=SUMPRODUCT((['Bugs_v1.6.8'.B$7:'Bugs_v1.6.8'.B$959]=[.$A37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9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The name of taxonomy is limited to 30 characters</text:p>
          </table:table-cell>
          <table:table-cell table:style-name="ce182" office:value-type="string">
            <text:p>ECM-5559</text:p>
            <text:p>CCP-724</text:p>
          </table:table-cell>
          <table:table-cell table:style-name="ce202" table:formula="of:=SUMPRODUCT((['Bugs_v1.6.8'.B$7:'Bugs_v1.6.8'.B$959]=[.$A38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0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Exception when adding a select box multi valuated in edit meta data form</text:p>
          </table:table-cell>
          <table:table-cell table:style-name="ce182" office:value-type="string">
            <text:p>ECM-5562</text:p>
            <text:p>CCP-732</text:p>
          </table:table-cell>
          <table:table-cell table:style-name="ce202" table:formula="of:=SUMPRODUCT((['Bugs_v1.6.8'.B$7:'Bugs_v1.6.8'.B$959]=[.$A39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1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81" office:value-type="string">
            <text:p>Error when opening two tabs with the same session </text:p>
          </table:table-cell>
          <table:table-cell table:style-name="ce182" office:value-type="string">
            <text:p>ECM-5558</text:p>
            <text:p>CCP-718</text:p>
          </table:table-cell>
          <table:table-cell table:style-name="ce202" table:formula="of:=SUMPRODUCT((['Bugs_v1.6.8'.B$7:'Bugs_v1.6.8'.B$959]=[.$A40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2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02" table:formula="of:=SUMPRODUCT((['Bugs_v1.6.8'.B$7:'Bugs_v1.6.8'.B$959]=[.$A41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AIO168_ECM_013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02" table:formula="of:=SUMPRODUCT((['Bugs_v1.6.8'.B$7:'Bugs_v1.6.8'.B$959]=[.$A42])*(['Bugs_v1.6.8'.A$7:'Bugs_v1.6.8'.A$959]&lt;&gt;&quot;&quot;))" office:value-type="float" office:value="2">
            <text:p>2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4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02" table:formula="of:=SUMPRODUCT((['Bugs_v1.6.8'.B$7:'Bugs_v1.6.8'.B$959]=[.$A43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5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02" table:formula="of:=SUMPRODUCT((['Bugs_v1.6.8'.B$7:'Bugs_v1.6.8'.B$959]=[.$A44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6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02" table:formula="of:=SUMPRODUCT((['Bugs_v1.6.8'.B$7:'Bugs_v1.6.8'.B$959]=[.$A45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7</text:p>
          </table:table-cell>
          <table:table-cell table:style-name="ce193" office:value-type="string">
            <text:p>ECM</text:p>
          </table:table-cell>
          <table:table-cell table:style-name="ce193" office:value-type="string">
            <text:p>ECM</text:p>
          </table:table-cell>
          <table:table-cell table:style-name="ce179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02" table:formula="of:=SUMPRODUCT((['Bugs_v1.6.8'.B$7:'Bugs_v1.6.8'.B$959]=[.$A46])*(['Bugs_v1.6.8'.A$7:'Bugs_v1.6.8'.A$959]&lt;&gt;&quot;&quot;))" office:value-type="float" office:value="1">
            <text:p>1</text:p>
          </table:table-cell>
          <table:table-cell table:style-name="ce204"/>
          <table:table-cell table:style-name="ce190" table:number-columns-repeated="244"/>
          <table:table-cell table:number-columns-repeated="773"/>
        </table:table-row>
        <table:table-row table:style-name="ro31">
          <table:table-cell table:style-name="ce189" office:value-type="string" table:number-columns-spanned="5" table:number-rows-spanned="1">
            <text:p>Total</text:p>
          </table:table-cell>
          <table:covered-table-cell table:style-name="ce194"/>
          <table:covered-table-cell table:style-name="ce194"/>
          <table:covered-table-cell table:style-name="ce194"/>
          <table:covered-table-cell table:style-name="ce193"/>
          <table:table-cell table:style-name="ce189" table:formula="of:=SUM([.F5:.F46])" office:value-type="float" office:value="45">
            <text:p>45</text:p>
          </table:table-cell>
          <table:table-cell table:style-name="ce190" table:number-columns-repeated="245"/>
          <table:table-cell table:number-columns-repeated="773"/>
        </table:table-row>
        <table:table-row table:style-name="ro1" table:number-rows-repeated="65507">
          <table:table-cell table:style-name="ce190" table:number-columns-repeated="251"/>
          <table:table-cell table:number-columns-repeated="773"/>
        </table:table-row>
        <table:table-row table:style-name="ro1" table:number-rows-repeated="9830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03/11/2011</text:date>, <text:time>18:0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11T18:00:25</dc:date>
    <meta:print-date>2008-06-17T00:45:47</meta:print-date>
    <dc:language>en-US</dc:language>
    <meta:editing-cycles>893</meta:editing-cycles>
    <meta:editing-duration>PT361H46M23S</meta:editing-duration>
    <meta:document-statistic meta:table-count="8" meta:cell-count="2038" meta:object-count="1"/>
    <meta:user-defined meta:name="Info 1"/>
    <meta:user-defined meta:name="Info 2"/>
    <meta:user-defined meta:name="Info 3"/>
    <meta:user-defined meta:name="Info 4"/>
  </office:meta>
</office:document-meta>
</file>